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e5a0" officeooo:paragraph-rsid="0014e5a0"/>
    </style:style>
    <style:style style:name="P2" style:family="paragraph" style:parent-style-name="Text_20_body">
      <style:text-properties officeooo:rsid="0014e5a0" officeooo:paragraph-rsid="00202d71"/>
    </style:style>
    <style:style style:name="P3" style:family="paragraph" style:parent-style-name="Text_20_body">
      <style:text-properties officeooo:rsid="001c776f" officeooo:paragraph-rsid="001c776f"/>
    </style:style>
    <style:style style:name="P4" style:family="paragraph" style:parent-style-name="Text_20_body">
      <style:text-properties officeooo:rsid="001e96d9" officeooo:paragraph-rsid="001e96d9"/>
    </style:style>
    <style:style style:name="P5" style:family="paragraph" style:parent-style-name="Text_20_body">
      <style:text-properties officeooo:rsid="001e96d9" officeooo:paragraph-rsid="001f69dc"/>
    </style:style>
    <style:style style:name="P6" style:family="paragraph" style:parent-style-name="Text_20_body">
      <style:text-properties officeooo:rsid="001f69dc" officeooo:paragraph-rsid="001f69dc"/>
    </style:style>
    <style:style style:name="P7" style:family="paragraph" style:parent-style-name="Text_20_body">
      <style:text-properties officeooo:rsid="00202d71" officeooo:paragraph-rsid="00202d71"/>
    </style:style>
    <style:style style:name="P8" style:family="paragraph" style:parent-style-name="Text_20_body">
      <style:text-properties officeooo:rsid="00229611" officeooo:paragraph-rsid="00229611"/>
    </style:style>
    <style:style style:name="P9" style:family="paragraph" style:parent-style-name="Text_20_body">
      <style:text-properties officeooo:rsid="00235844" officeooo:paragraph-rsid="00235844"/>
    </style:style>
    <style:style style:name="P10" style:family="paragraph" style:parent-style-name="Text_20_body">
      <style:text-properties officeooo:rsid="0024ab72" officeooo:paragraph-rsid="0024ab72"/>
    </style:style>
    <style:style style:name="P11" style:family="paragraph" style:parent-style-name="Text_20_body">
      <style:text-properties officeooo:rsid="00202d71" officeooo:paragraph-rsid="00202d71"/>
    </style:style>
    <style:style style:name="P12" style:family="paragraph" style:parent-style-name="Heading_20_3">
      <style:text-properties officeooo:rsid="0014e5a0" officeooo:paragraph-rsid="0014e5a0"/>
    </style:style>
    <style:style style:name="P13" style:family="paragraph" style:parent-style-name="Heading_20_3">
      <style:text-properties officeooo:paragraph-rsid="0014e5a0"/>
    </style:style>
    <style:style style:name="T1" style:family="text">
      <style:text-properties officeooo:rsid="0015991c"/>
    </style:style>
    <style:style style:name="T2" style:family="text">
      <style:text-properties officeooo:rsid="001b0f32"/>
    </style:style>
    <style:style style:name="T3" style:family="text">
      <style:text-properties officeooo:rsid="001c776f"/>
    </style:style>
    <style:style style:name="T4" style:family="text">
      <style:text-properties officeooo:rsid="001da4bd"/>
    </style:style>
    <style:style style:name="T5" style:family="text">
      <style:text-properties officeooo:rsid="001f69dc"/>
    </style:style>
    <style:style style:name="T6" style:family="text">
      <style:text-properties officeooo:rsid="0024ab72"/>
    </style:style>
    <style:style style:name="T7" style:family="text">
      <style:text-properties officeooo:rsid="0026249c"/>
    </style:style>
    <style:style style:name="T8" style:family="text">
      <style:text-properties officeooo:rsid="002987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iet</text:p>
      <text:h text:style-name="P12" text:outline-level="3">Over/under stimulated differences between intro and extraverted</text:h>
      <text:p text:style-name="P3">I’ve always felt quite easily overwhelmed by outside stimulation, it makes my head spin with thoughts and drains my energy so fast I get agitated by fatigue <text:span text:style-name="T4">combined with the perceived expectation that ‘I should not be so agitated at some “normal” or otherwise “happy” event’. I’ve always seen myself as having this social ‘money’. Of which I have some allowance I can spend until I am out, then I have to earn some more by getting some ‘Me’ time.</text:span></text:p>
      <text:p text:style-name="P3"/>
      <text:p text:style-name="P4">Now mostly this is quite accurate. But I did not realize that there is a difference between social interactions where I am not overstimulated, and events where I am. I saw all social interactions as ‘expending the social money’. But It actually is only the social interactions that are overstimulating. Understanding this gives me two things. </text:p>
      <text:p text:style-name="P4"/>
      <text:p text:style-name="P5">Firstly, since Covid-19 I’ve been working from home and this has changed the world for me. I’ve never felt so alive as an adult. I feel more energy to do everything that comes my way. This experience combined with the insights from this book gives me the knowledge that ‘open floor plans’ are not my cup-of-tea. They overstimulate the heck out of me, and it had the impact on me that I was so drained at the end of the <text:span text:style-name="T5">work</text:span>day that I had to recharge <text:span text:style-name="T5">when it was done</text:span>. Which gave me no leverage for any other social interactions outside of work <text:span text:style-name="T5">(or at least very rarely)</text:span>.</text:p>
      <text:p text:style-name="P4"/>
      <text:p text:style-name="P4">Secondly, I’ve always had trouble with small talk, especially in big groups. They both do not interest me, and I do not feel engaged. Since extravert is the perceived ‘norm’ it also gave me the feeling of ‘being unconnected from the group’ and therefore either not fitting it or being left out. Also I seemed allot more serious than most people I encounter. Them either being extraverted or pseudo-extraverted. But sometimes I seem to instantly click with someone. I understand now that if the other person is not full blown extraverted or is ‘mature enough’ to be open for a deeper conversation, I can connect much easier. This also gives me the feeling that: you know… sometimes its okay to just take it easy and put on that extravert mask and go with the flow. But now I do know that that is precisely the thing that does drain my energy, so use it sparingly and for situations in which I get joy out of it, or make steps in some personal project.</text:p>
      <text:p text:style-name="P4"/>
      <text:p text:style-name="P6">This gives me a huge new insight in how to plan my live so that I can feel happy, energetic, connected, effective and stay on course with the projects that make me feel engaged. And know that If some event happens that drains my energy, I might need a few days to recover, but now I understand why this happens. Which makes me feel comfortable in what I do and who I am.</text:p>
      <text:p text:style-name="P6"/>
      <text:p text:style-name="P6">As an example to this, sometimes it is very busy at the gym where I do rock climbing. If the day or previous days have been overstimulating, I do feel the need to get some physical exercise in, but I <text:soft-page-break/>feel it hard to engage myself with the people at the gym, which on a ‘normal not overstimulated day’ is quite easy to do. And so on those days, I used to feel like ‘something was wrong with me, I am not in it today’ because being overstimulated also affected my climbing performance. Now I understand where this comes from, and it is okay to slow down and take a step back. Either stay at home and recharge, or engage only lightly and maybe go to the gym with some headphones on to stay in my own little bubble as I go.</text:p>
      <text:p text:style-name="Standard"/>
      <text:h text:style-name="P13" text:outline-level="3">Ethos, Pathos, Logos</text:h>
      <text:p text:style-name="P2">Though not directly referenced in the book, the methodology of how to communicate effectively is mentioned more than once. </text:p>
      <text:p text:style-name="P2"/>
      <text:p text:style-name="P7">Ethos I would describe as ‘Unify’. To unify, or become one, you have to gain trust, respect or any other form of connection from the other participants. By investing your time and energy into their experiences or thoughts. Through this investment a bond is created between all participants in which you can later reach your personal goals that help the whole resulting unit.</text:p>
      <text:p text:style-name="P2"/>
      <text:p text:style-name="P7">Pathos, also described as ‘showing empathy’, I would describe as internalize. You are trying to reach some personal goal, but in order to do that you require the participation of someone else. In order to understand how to persuade them, you have to understand how your goal will affect them. Will it be positive? Or maybe negative? And if negative, do you understand why, and what alternatives exist that would go for a win-win.</text:p>
      <text:p text:style-name="P7"/>
      <text:p text:style-name="P7">Logos, being logic. Is where you have reached both a bond with the other participant and have figured out a win-win solution you can then present. It will be accepted with open arms through the bond and since it is altered to meet their needs it has a very high chance of success, or at the very least open up ways for further discussion in which they are engaged positively.</text:p>
      <text:p text:style-name="P7"/>
      <text:p text:style-name="P7">After having read Quiet, I feel like this is the way introverts tend to communicate. Looking at myself. I can say I do not. And this actually saddens me. I have thought myself to be very ‘extraverted’ in this sense. I portray may ‘solution’ before engaging with the participants. I do this by elevating myself, in posture and voice. And make myself very confident. Regularly I get reminded that I am very imposing when I ‘act’ like that.</text:p>
      <text:p text:style-name="P7"/>
      <text:p text:style-name="P7">And to be fair, I do it all the time, but I don’t like doing it. It has become a habit I need to shake off. It takes allot of energy out of me to put on that mask and fake it till I make it. Where I would rather open up a deep conversation and use my mind, intellect and the shared time to bond and grow.</text:p>
      <text:p text:style-name="Standard"/>
      <text:h text:style-name="Heading_20_3" text:outline-level="3"><text:soft-page-break/>Thin boundary</text:h>
      <text:p text:style-name="P8">I’ve always struggled allot with controlling what I feel in relation to what other people feel. When I see someone sad, I get sad. When someone is angry, I get angry. But the worst of all, when I see someone is stressed, I get stressed.</text:p>
      <text:p text:style-name="P8"/>
      <text:p text:style-name="P8">Now actually this can be a very good source of information. When I talk to someone I know what they feel by evaluation myself. The hard part of this is that I also experience these emotions myself. In my private life this is not that compromising. I know I should steer clear of very stimulation video’s on the internet where people engage negatively with each other because it will make me go through their roller coaster of emotions, which can be very draining and detracting of exposed to that for a long period of time.</text:p>
      <text:p text:style-name="P8"/>
      <text:p text:style-name="P8">At work how ever, throughout my adult live I have always experienced colleagues under huge amounts of stress. Even if they themselves don’t know it, don’t realize it, or (un)consciously choose to ignore it. This has to this day been my biggest source of stress, and feels like these experiences have made true the biggest set backs in my professional career. I don’t handle stress rather well, especially If I’m already drained from prolonged exposure to over stimulation. And have lead to very negative experiences at work. (especially combined with my fake extravert mask of confidence)</text:p>
      <text:p text:style-name="P8"/>
      <text:p text:style-name="P9">Knowing what I know now, I am very happy to have read this book, and the breathing room Covid-19 has giving me by making it possible to work from home, and giving my headspace to evaluate myself and my feelings. For the future, I need to question myself if what I am feeling are feelings of my own, or what I experience through empathy from the people around me. And then question what I want to do with that. The thing I wish to experience the least of all is stress. So I think, in situation where I experience stress, I need to share how I feel and what I am experiencing. And gather if this feeling is shared. If so, to ask for help to remove the feeling of stress mutually, or ask for distance from this situation as it feels unhealthy.</text:p>
      <text:p text:style-name="Standard"/>
      <text:h text:style-name="Heading_20_3" text:outline-level="3">Different inherit traits to intro and extr<text:span text:style-name="T3">a</text:span>verted – <text:span text:style-name="T8">Self monitoring</text:span></text:h>
      <text:p text:style-name="P1">Extr<text:span text:style-name="T3">a</text:span>verted people tend to be more reward oriented, where introverted people tend to be more intrinsically motivated by some <text:span text:style-name="T6">project</text:span> or process. Doing the work itself tends to be the motivat<text:span text:style-name="T6">ion</text:span> introvert<text:span text:style-name="T6">s</text:span> seek. Introverted people tend to be more serious and focused. <text:span text:style-name="T1">Introverted people tend to think about the potential ‘what if’ where extraverted people tend to think in the ‘what is’. Introverted people tend to exert cognitive capacity monitoring themselves in a process, where extraverted people focus fully on the process.</text:span></text:p>
      <text:p text:style-name="P1"/>
      <text:p text:style-name="P10">Having read this, true or not, it makes allot of sense from my perspective. In my hobby (bouldering, <text:s/>gaming and software development) <text:span text:style-name="T7">or </text:span>where ever my passion lays. I grow continuously simply by being myself. Though I notice that which comes naturally to me, does not come naturally to everyone around me. With some of my friends I notice the same ‘feedback’ mechanism, but <text:span text:style-name="T7">far </text:span><text:soft-page-break/><text:span text:style-name="T7">from</text:span> all. I suppose this is <text:span text:style-name="T7">because the</text:span> feedback mechanism only kicks in for subjects we are truly passionate about. So if I am passionate about bouldering but other people are only doing it leisurely, <text:span text:style-name="T7">t</text:span>hen the feedback mechanism that kicks in for me where I actively monitor myself and the <text:span text:style-name="T7">process</text:span> I am preforming, does not kick in for them.</text:p>
      <text:p text:style-name="P10"/>
      <text:p text:style-name="P10">It sometimes boggles my mind that very smart people I meet <text:span text:style-name="T7">at </text:span>bouldering seem to try the same thing over and over again without actively looking at themselves and reflect on what is going wrong and learn from their experiences. I assume now that this means they are either more extr<text:span text:style-name="T7">a</text:span>verted and want the ‘quick win’ and simply try to brute force their way to victory. Or this is simply not their passion.</text:p>
      <text:p text:style-name="P1"/>
      <text:h text:style-name="Heading_20_3" text:outline-level="3">Truth in silence</text:h>
      <text:p text:style-name="Text_20_body"/>
      <text:h text:style-name="Heading_20_3" text:outline-level="3">Rejection sensitive</text:h>
      <text:h text:style-name="Heading_20_3" text:outline-level="3">Character and Personal Projects</text:h>
      <text:h text:style-name="Heading_20_3" text:outline-level="3">Free Trait</text:h>
      <text:h text:style-name="Heading_20_3" text:outline-level="3">Free Trait Agreement</text:h>
      <text:h text:style-name="Heading_20_3" text:outline-level="3">Stay true to yourself (in all environments)</text:h>
      <text:h text:style-name="Heading_20_3" text:outline-level="3">The duality of me &gt; <text:span text:style-name="T2">davey vs DAVEY or </text:span>Littlesneak / humanshield. @12 ish I convinced myself to become someone I am not</text:h>
      <text:h text:style-name="Heading_20_3" text:outline-level="3">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09:17:27.449000000</meta:creation-date>
    <meta:generator>LibreOffice/6.2.5.2$Windows_X86_64 LibreOffice_project/1ec314fa52f458adc18c4f025c545a4e8b22c159</meta:generator>
    <dc:date>2020-09-23T23:42:08.211000000</dc:date>
    <meta:editing-duration>PT27M49S</meta:editing-duration>
    <meta:editing-cycles>11</meta:editing-cycles>
    <meta:document-statistic meta:table-count="0" meta:image-count="0" meta:object-count="0" meta:page-count="4" meta:paragraph-count="32" meta:word-count="1731" meta:character-count="9615" meta:non-whitespace-character-count="7912"/>
  </office:meta>
</office:document-meta>
</file>